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8.25cm" fo:min-width="9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64cm" fo:min-width="1.69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94cm" fo:min-width="1.76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4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94cm" fo:min-width="2.046cm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2cm" fo:min-width="2.89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52cm" fo:min-width="2.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952cm" fo:min-width="2.542cm"/>
    </style:style>
    <style:style style:name="gr11" style:family="graphic" style:parent-style-name="objectwithoutfill">
      <style:graphic-properties draw:fill="none" draw:fill-color="#ffffff" draw:textarea-vertical-align="middle"/>
    </style:style>
    <style:style style:name="gr12" style:family="graphic" style:parent-style-name="standard">
      <style:graphic-properties draw:stroke="none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8cm" svg:height="18.5cm" svg:x="6.1cm" svg:y="3.8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2cm" svg:x="1.7cm" svg:y="5.1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.9cm" svg:x="2cm" svg:y="19.2cm">
          <text:p text:style-name="P1">Banqu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3cm" svg:height="1.8cm" svg:x="1.8cm" svg:y="12.8cm">
          <text:p text:style-name="P1">Technic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6cm" svg:height="1.9cm" svg:x="16.1cm" svg:y="12.7cm">
          <text:p text:style-name="P1">SI banq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.9cm" svg:y1="25.5cm" svg:x2="5.6cm" svg:y2="25.5cm">
          <text:p/>
        </draw:line>
        <draw:frame draw:style-name="gr7" draw:text-style-name="P4" draw:layer="layout" svg:width="10.984cm" svg:height="4.517cm" svg:x="6.116cm" svg:y="23.283cm">
          <draw:text-box>
            <text:p>Heritage. Quelque chose qui hérite</text:p>
            <text:p>des capacités de la chose ciblée.</text:p>
            <text:p>Ici Technicien hérite des capacités du</text:p>
            <text:p>Client et du banquier afin de pouvoir </text:p>
            <text:p>Faire des tests de fonctionnement</text:p>
            <text:p>du DAB</text:p>
          </draw:text-box>
        </draw:frame>
        <draw:custom-shape draw:style-name="gr8" draw:text-style-name="P2" draw:layer="layout" svg:width="4.8cm" svg:height="1.7cm" svg:x="6.5cm" svg:y="4cm">
          <text:p text:style-name="P1">Authent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1cm" svg:height="1.7cm" svg:x="6.4cm" svg:y="6.7cm">
          <text:p text:style-name="P1">Gérer comp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8cm" svg:height="1.7cm" svg:x="9.8cm" svg:y="8.9cm">
          <text:p text:style-name="P1">Consulter Sol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8cm" svg:height="1.7cm" svg:x="9.8cm" svg:y="11.2cm">
          <text:p text:style-name="P1">Déposer Ar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8cm" svg:height="1.7cm" svg:x="8.2cm" svg:y="14.7cm">
          <text:p text:style-name="P1">Insta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8cm" svg:height="1.7cm" svg:x="8.3cm" svg:y="17.4cm">
          <text:p text:style-name="P1">Mettre à jo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8cm" svg:height="1.7cm" svg:x="8.4cm" svg:y="19.9cm">
          <text:p text:style-name="P1">Recharger bil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3cm" svg:height="1.7cm" svg:x="11.3cm" svg:y="6.6cm">
          <text:p text:style-name="P1">Retrait Ar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3cm" svg:y1="12.3cm" svg:x2="3.3cm" svg:y2="7.5cm">
          <text:p/>
        </draw:line>
        <draw:line draw:style-name="gr6" draw:text-style-name="P3" draw:layer="layout" svg:x1="3.5cm" svg:y1="15cm" svg:x2="3.5cm" svg:y2="18.8cm">
          <text:p/>
        </draw:line>
        <draw:line draw:style-name="gr11" draw:text-style-name="P3" draw:layer="layout" svg:x1="5.4cm" svg:y1="20.2cm" svg:x2="8.4cm" svg:y2="20.7cm">
          <text:p/>
        </draw:line>
        <draw:line draw:style-name="gr11" draw:text-style-name="P3" draw:layer="layout" svg:x1="13.3cm" svg:y1="20.8cm" svg:x2="18.3cm" svg:y2="14.8cm">
          <text:p/>
        </draw:line>
        <draw:line draw:style-name="gr11" draw:text-style-name="P3" draw:layer="layout" svg:x1="4.9cm" svg:y1="14.5cm" svg:x2="8.1cm" svg:y2="18.1cm">
          <text:p/>
        </draw:line>
        <draw:line draw:style-name="gr11" draw:text-style-name="P3" draw:layer="layout" svg:x1="5.3cm" svg:y1="13.8cm" svg:x2="7.8cm" svg:y2="15.4cm">
          <text:p/>
        </draw:line>
        <draw:line draw:style-name="gr11" draw:text-style-name="P3" draw:layer="layout" svg:x1="16.4cm" svg:y1="14.5cm" svg:x2="13.3cm" svg:y2="15.5cm">
          <text:p/>
        </draw:line>
        <draw:line draw:style-name="gr11" draw:text-style-name="P3" draw:layer="layout" svg:x1="17.4cm" svg:y1="14.7cm" svg:x2="13.2cm" svg:y2="18.1cm">
          <text:p/>
        </draw:line>
        <draw:line draw:style-name="gr11" draw:text-style-name="P3" draw:layer="layout" svg:x1="17.1cm" svg:y1="12.7cm" svg:x2="14.8cm" svg:y2="12.3cm">
          <text:p/>
        </draw:line>
        <draw:line draw:style-name="gr6" draw:text-style-name="P3" draw:layer="layout" svg:x1="10cm" svg:y1="11.6cm" svg:x2="7.7cm" svg:y2="8.5cm">
          <text:p/>
        </draw:line>
        <draw:line draw:style-name="gr6" draw:text-style-name="P3" draw:layer="layout" svg:x1="10.1cm" svg:y1="9.2cm" svg:x2="9.2cm" svg:y2="8.4cm">
          <text:p/>
        </draw:line>
        <draw:line draw:style-name="gr11" draw:text-style-name="P3" draw:layer="layout" svg:x1="18cm" svg:y1="12.5cm" svg:x2="14.7cm" svg:y2="10cm">
          <text:p/>
        </draw:line>
        <draw:line draw:style-name="gr11" draw:text-style-name="P3" draw:layer="layout" svg:x1="18.9cm" svg:y1="12.8cm" svg:x2="15.1cm" svg:y2="8.2cm">
          <text:p/>
        </draw:line>
        <draw:line draw:style-name="gr11" draw:text-style-name="P3" draw:layer="layout" svg:x1="4.8cm" svg:y1="6.7cm" svg:x2="6.3cm" svg:y2="7.4cm">
          <text:p/>
        </draw:line>
        <draw:line draw:style-name="gr11" draw:text-style-name="P3" draw:layer="layout" svg:x1="4.8cm" svg:y1="6.6cm" svg:x2="6.6cm" svg:y2="5.6cm">
          <text:p/>
        </draw:line>
        <draw:line draw:style-name="gr6" draw:text-style-name="P3" draw:layer="layout" svg:x1="9.5cm" svg:y1="6.7cm" svg:x2="9.4cm" svg:y2="5.6cm">
          <text:p/>
        </draw:line>
        <draw:frame draw:style-name="gr12" draw:text-style-name="P3" draw:layer="layout" svg:width="2.542cm" svg:height="0.963cm" svg:x="9.458cm" svg:y="5.7cm">
          <draw:text-box>
            <text:p text:style-name="P1">Include</text:p>
          </draw:text-box>
        </draw:frame>
        <draw:line draw:style-name="gr6" draw:text-style-name="P3" draw:layer="layout" svg:x1="11.5cm" svg:y1="7cm" svg:x2="10.5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1:23:06.374061699</meta:creation-date>
    <dc:date>2017-08-21T11:57:56.593878039</dc:date>
    <meta:editing-duration>PT3M45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